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gradient" draw:fill-gradient-name="Gradient_20_275" draw:gradient-step-count="0" draw:opacity-name="Transparency_20_1" draw:textarea-horizontal-align="justify" draw:textarea-vertical-align="middle" draw:auto-grow-height="false" fo:min-height="3.64cm" fo:min-width="3.39cm" fo:wrap-option="wrap"/>
      <style:paragraph-properties style:writing-mode="lr-tb"/>
    </style:style>
    <style:style style:name="gr2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2.152cm"/>
      <style:paragraph-properties style:writing-mode="lr-tb"/>
    </style:style>
    <style:style style:name="gr3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1.975cm"/>
      <style:paragraph-properties style:writing-mode="lr-tb"/>
    </style:style>
    <style:style style:name="gr4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2.506cm"/>
      <style:paragraph-properties style:writing-mode="lr-tb"/>
    </style:style>
    <style:style style:name="gr5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2.436cm"/>
      <style:paragraph-properties style:writing-mode="lr-tb"/>
    </style:style>
    <style:style style:name="gr6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3.213cm"/>
      <style:paragraph-properties style:writing-mode="lr-tb"/>
    </style:style>
    <style:style style:name="gr7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3.744cm"/>
      <style:paragraph-properties style:writing-mode="lr-tb"/>
    </style:style>
    <style:style style:name="gr8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2.648cm"/>
      <style:paragraph-properties style:writing-mode="lr-tb"/>
    </style:style>
    <style:style style:name="gr9" style:family="graphic" style:parent-style-name="standard">
      <style:graphic-properties svg:stroke-color="#ff0000" draw:fill-color="#ff860d" draw:textarea-horizontal-align="justify" draw:textarea-vertical-align="middle" draw:auto-grow-height="false" fo:min-height="1.518cm" fo:min-width="2.505cm"/>
      <style:paragraph-properties style:writing-mode="lr-tb"/>
    </style:style>
    <style:style style:name="gr10" style:family="graphic" style:parent-style-name="objectwithoutfill">
      <style:graphic-properties svg:stroke-width="0.1cm" svg:stroke-color="#333333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3.78cm"/>
      <style:paragraph-properties style:writing-mode="lr-tb"/>
    </style:style>
    <style:style style:name="gr12" style:family="graphic" style:parent-style-name="standard">
      <style:graphic-properties svg:stroke-color="#ff0000" draw:fill-color="#ff5429" draw:textarea-horizontal-align="justify" draw:textarea-vertical-align="middle" draw:auto-grow-height="false" fo:min-height="1.447cm" fo:min-width="3.319cm"/>
      <style:paragraph-properties style:writing-mode="lr-tb"/>
    </style:style>
    <style:style style:name="gr13" style:family="graphic" style:parent-style-name="standard">
      <style:graphic-properties svg:stroke-color="#bf0041" draw:fill-color="#650953" draw:textarea-horizontal-align="justify" draw:textarea-vertical-align="middle" draw:auto-grow-height="false" fo:min-height="1.518cm" fo:min-width="3.3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15" style:family="graphic" style:parent-style-name="standard">
      <style:graphic-properties draw:stroke="none" draw:fill="none" fo:min-height="13.51cm"/>
      <style:paragraph-properties style:writing-mode="lr-tb"/>
    </style:style>
    <style:style style:name="gr16" style:family="graphic" style:parent-style-name="standard">
      <style:graphic-properties draw:stroke="none" draw:fill="none" fo:min-height="8cm"/>
      <style:paragraph-properties style:writing-mode="lr-tb"/>
    </style:style>
    <style:style style:name="gr17" style:family="graphic" style:parent-style-name="standard">
      <style:graphic-properties draw:stroke="none" draw:fill="none" fo:min-height="3.151cm"/>
      <style:paragraph-properties style:writing-mode="lr-tb"/>
    </style:style>
    <style:style style:name="gr18" style:family="graphic" style:parent-style-name="standard">
      <style:graphic-properties draw:stroke="none" draw:fill="none" fo:min-height="14.221cm"/>
      <style:paragraph-properties style:writing-mode="lr-tb"/>
    </style:style>
    <style:style style:name="gr19" style:family="graphic" style:parent-style-name="standard">
      <style:graphic-properties draw:stroke="none" draw:fill="none" fo:min-height="10.07cm"/>
      <style:paragraph-properties style:writing-mode="lr-tb"/>
    </style:style>
    <style:style style:name="gr20" style:family="graphic" style:parent-style-name="standard">
      <style:graphic-properties draw:stroke="none" draw:fill="none" fo:min-height="2.134cm"/>
      <style:paragraph-properties style:writing-mode="lr-tb"/>
    </style:style>
    <style:style style:name="gr21" style:family="graphic" style:parent-style-name="standard">
      <style:graphic-properties draw:stroke="none" draw:fill="none" fo:min-height="12.088cm"/>
      <style:paragraph-properties style:writing-mode="lr-tb"/>
    </style:style>
    <style:style style:name="gr22" style:family="graphic" style:parent-style-name="standard">
      <style:graphic-properties draw:stroke="none" draw:fill="none" fo:min-height="20.62cm"/>
      <style:paragraph-properties style:writing-mode="lr-tb"/>
    </style:style>
    <style:style style:name="gr23" style:family="graphic" style:parent-style-name="standard">
      <style:graphic-properties draw:stroke="none" draw:fill="none" fo:min-height="8.533cm"/>
      <style:paragraph-properties style:writing-mode="lr-tb"/>
    </style:style>
    <style:style style:name="gr24" style:family="graphic" style:parent-style-name="standard">
      <style:graphic-properties draw:stroke="none" draw:fill="none" fo:min-height="4.267cm"/>
      <style:paragraph-properties style:writing-mode="lr-tb"/>
    </style:style>
    <style:style style:name="gr25" style:family="graphic" style:parent-style-name="standard">
      <style:graphic-properties draw:stroke="none" draw:fill="none" fo:min-height="5.689cm"/>
      <style:paragraph-properties style:writing-mode="lr-tb"/>
    </style:style>
    <style:style style:name="gr26" style:family="graphic" style:parent-style-name="standard">
      <style:graphic-properties draw:stroke="none" draw:fill="none" fo:min-height="6.75cm"/>
      <style:paragraph-properties style:writing-mode="lr-tb"/>
    </style:style>
    <style:style style:name="gr27" style:family="graphic" style:parent-style-name="standard">
      <style:graphic-properties draw:stroke="none" draw:fill="none" fo:min-height="2.845cm"/>
      <style:paragraph-properties style:writing-mode="lr-tb"/>
    </style:style>
    <style:style style:name="gr28" style:family="graphic" style:parent-style-name="standard">
      <style:graphic-properties draw:stroke="none" draw:fill="none" fo:min-height="15.643cm"/>
      <style:paragraph-properties style:writing-mode="lr-tb"/>
    </style:style>
    <style:style style:name="gr29" style:family="graphic" style:parent-style-name="standard">
      <style:graphic-properties draw:stroke="none" draw:fill="none" fo:min-height="17.0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31" style:family="graphic" style:parent-style-name="standard">
      <style:graphic-properties draw:stroke="none" draw:fill="none" fo:min-height="9.24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33" style:family="graphic" style:parent-style-name="standard">
      <style:graphic-properties draw:stroke="none" draw:fill="none" fo:min-height="7.11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5" style:family="graphic" style:parent-style-name="standard">
      <style:graphic-properties draw:stroke="none" draw:fill="none" fo:min-height="3.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1.914cm" fo:min-width="11.77cm" fo:wrap-option="wrap"/>
    </style:style>
    <style:style style:name="gr37" style:family="graphic" style:parent-style-name="standard">
      <style:graphic-properties draw:fill-color="#b2b2b2" draw:textarea-horizontal-align="justify" draw:textarea-vertical-align="middle" draw:auto-grow-height="false" fo:min-height="4.878cm" fo:min-width="4.98cm" fo:wrap-option="wrap"/>
    </style:style>
    <style:style style:name="gr38" style:family="graphic" style:parent-style-name="standard">
      <style:graphic-properties svg:stroke-color="#ec9ba4" draw:fill-color="#ffbf00" draw:textarea-horizontal-align="justify" draw:textarea-vertical-align="middle" draw:auto-grow-height="false" fo:min-height="2.226cm" fo:min-width="2.152cm" fo:wrap-option="wrap"/>
      <style:paragraph-properties style:writing-mode="lr-tb"/>
    </style:style>
    <style:style style:name="gr39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ff0000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6.839cm" fo:min-width="7.1cm" fo:padding-top="0.131cm" fo:padding-bottom="0.131cm" fo:padding-left="0.25cm" fo:padding-right="0.25cm" fo:wrap-option="wrap" draw:shadow="visible" draw:shadow-offset-x="0.035cm" draw:shadow-offset-y="0.035cm" draw:shadow-color="#7b3d00" draw:shadow-opacity="40%"/>
      <style:paragraph-properties style:writing-mode="lr-tb"/>
    </style:style>
    <style:style style:name="gr40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1abc9c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16.821cm" fo:min-width="16.583cm" fo:padding-top="0.131cm" fo:padding-bottom="0.131cm" fo:padding-left="0.25cm" fo:padding-right="0.25cm" fo:wrap-option="wrap" draw:shadow="visible" draw:shadow-offset-x="0.035cm" draw:shadow-offset-y="0.035cm" draw:shadow-color="#7b3d00" draw:shadow-opacity="40%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19.198cm"/>
      <style:paragraph-properties style:writing-mode="lr-tb"/>
    </style:style>
    <style:style style:name="gr42" style:family="graphic" style:parent-style-name="standard">
      <style:graphic-properties draw:stroke="none" draw:fill="none" fo:min-height="1.463cm"/>
      <style:paragraph-properties style:writing-mode="lr-tb"/>
    </style:style>
    <style:style style:name="gr43" style:family="graphic" style:parent-style-name="standard">
      <style:graphic-properties draw:stroke="none" draw:fill="none" fo:min-height="1.577cm"/>
      <style:paragraph-properties style:writing-mode="lr-tb"/>
    </style:style>
    <style:style style:name="gr44" style:family="graphic" style:parent-style-name="standard">
      <style:graphic-properties draw:stroke="none" draw:fill="none" fo:min-height="1.576cm"/>
      <style:paragraph-properties style:writing-mode="lr-tb"/>
    </style:style>
    <style:style style:name="gr45" style:family="graphic" style:parent-style-name="standard">
      <style:graphic-properties draw:stroke="none" draw:fill="none" fo:min-height="0.912cm"/>
      <style:paragraph-properties style:writing-mode="lr-tb"/>
    </style:style>
    <style:style style:name="gr46" style:family="graphic" style:parent-style-name="standard">
      <style:graphic-properties draw:stroke="none" draw:fill="none" fo:min-height="3.556cm"/>
      <style:paragraph-properties style:writing-mode="lr-tb"/>
    </style:style>
    <style:style style:name="gr47" style:family="graphic" style:parent-style-name="standard">
      <style:graphic-properties draw:stroke="none" draw:fill="none" fo:min-height="1.726cm"/>
      <style:paragraph-properties style:writing-mode="lr-tb"/>
    </style:style>
    <style:style style:name="gr48" style:family="graphic" style:parent-style-name="standard">
      <style:graphic-properties draw:stroke="none" draw:fill="none" fo:min-height="4.726cm"/>
      <style:paragraph-properties style:writing-mode="lr-tb"/>
    </style:style>
    <style:style style:name="gr49" style:family="graphic" style:parent-style-name="standard">
      <style:graphic-properties draw:stroke="none" draw:fill="none" fo:min-height="1.423cm"/>
      <style:paragraph-properties style:writing-mode="lr-tb"/>
    </style:style>
    <style:style style:name="gr50" style:family="graphic" style:parent-style-name="standard">
      <style:graphic-properties draw:stroke="none" draw:fill="none" fo:min-height="2.204cm"/>
      <style:paragraph-properties style:writing-mode="lr-tb"/>
    </style:style>
    <style:style style:name="P1" style:family="paragraph">
      <style:paragraph-properties fo:text-align="center" style:writing-mode="lr-tb"/>
      <style:text-properties fo:color="#333333" loext:opacity="100%"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gradient" draw:fill-gradient-name="Gradient_20_275" draw:gradient-step-count="0" draw:opacity-name="Transparency_20_1"/>
      <style:paragraph-properties fo:text-align="center" style:writing-mode="lr-tb"/>
      <style:text-properties fo:color="#333333" loext:opacity="100%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860d"/>
      <style:paragraph-properties fo:text-align="center" style:writing-mode="lr-tb"/>
    </style:style>
    <style:style style:name="P5" style:family="paragraph">
      <loext:graphic-properties draw:fill-color="#ff5429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-color="#ff860d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-color="#ff5429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-color="#ff5429"/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650953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800080" loext:opacity="100%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justify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22" style:family="paragraph">
      <loext:graphic-properties draw:fill-color="#ffbf00"/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4" style:family="paragraph">
      <loext:graphic-properties draw:fill="gradient" draw:fill-color="#ff0000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6" style:family="paragraph">
      <loext:graphic-properties draw:fill="gradient" draw:fill-color="#1abc9c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29" style:family="paragraph">
      <loext:graphic-properties draw:fill="none"/>
      <style:paragraph-properties style:writing-mode="lr-tb"/>
      <style:text-properties fo:color="#c9211e" loext:opacity="100%"/>
    </style:style>
    <style:style style:name="P30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31" style:family="paragraph">
      <loext:graphic-properties draw:fill="none"/>
      <style:paragraph-properties style:writing-mode="lr-tb"/>
      <style:text-properties fo:color="#c9211e" loext:opacity="100%" fo:font-size="36pt" style:font-size-asian="36pt" style:font-size-complex="36pt"/>
    </style:style>
    <style:style style:name="T1" style:family="text">
      <style:text-properties fo:color="#333333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00080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8e100e" loext:opacity="100%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800080" loext:opacity="100%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800080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55308d" loext:opacity="100%" fo:font-size="21pt" fo:font-weight="bold" style:font-size-asian="21pt" style:font-weight-asian="bold" style:font-size-complex="21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9211e" loext:opacity="100%"/>
    </style:style>
    <style:style style:name="T14" style:family="text">
      <style:text-properties fo:color="#1e6a39" loext:opacity="100%"/>
    </style:style>
    <style:style style:name="T15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6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900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8" draw:id="id8" draw:layer="layout" svg:width="5.5cm" svg:height="5.5cm" svg:x="11.95cm" svg:y="6.65cm">
          <text:p text:style-name="P1"><text:span text:style-name="T1">LOG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3.75cm" svg:height="2.5cm" svg:x="6.25cm" svg:y="4.65cm">
          <text:p text:style-name="P3">Coisas<text:line-break/>óbvi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layout" svg:width="3.499cm" svg:height="2.399cm" svg:x="1.15cm" svg:y="2.5cm">
          <text:p text:style-name="P3">Tem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4.25cm" svg:height="2.399cm" svg:x="9.2cm" svg:y="1.351cm">
          <text:p text:style-name="P3">Núm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4.15cm" svg:height="2.399cm" svg:x="4.75cm" svg:y="1.1cm">
          <text:p text:style-name="P3">Abstra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5.249cm" svg:height="2.5cm" svg:x="19.05cm" svg:y="4.5cm">
          <text:p text:style-name="P6"><text:span text:style-name="T2">Convenções</text:span><text:span text:style-name="T2"><text:line-break/></text:span><text:span text:style-name="T2">Coletiv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499cm" svg:height="2.399cm" svg:x="16.15cm" svg:y="2.1cm">
          <text:p text:style-name="P3">Dia, mês, a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499cm" svg:height="2.399cm" svg:x="20.05cm" svg:y="1cm">
          <text:p text:style-name="P3">LE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6cm" svg:height="2.5cm" svg:x="19.25cm" svg:y="9cm">
          <text:p text:style-name="P6"><text:span text:style-name="T2">Manifestações</text:span><text:span text:style-name="T2"><text:line-break/></text:span><text:span text:style-name="T2">do 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4.45cm" svg:height="2.399cm" svg:x="24.15cm" svg:y="2.2cm">
          <text:p text:style-name="P6"><text:span text:style-name="T2">Costum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4.45cm" svg:height="2.399cm" svg:x="24.251cm" svg:y="6.6cm">
          <text:p text:style-name="P9"><text:span text:style-name="T3">D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4.45cm" svg:height="2.399cm" svg:x="24.251cm" svg:y="11.5cm">
          <text:p text:style-name="P6"><text:span text:style-name="T2">Vonta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" draw:id="id1" draw:layer="layout" svg:width="4.249cm" svg:height="2.5cm" svg:x="6.251cm" svg:y="8.451cm">
          <text:p text:style-name="P3">COR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" draw:id="id2" draw:layer="layout" svg:width="4.45cm" svg:height="2.399cm" svg:x="1.3cm" svg:y="7cm">
          <text:p text:style-name="P6"><text:span text:style-name="T2">Dua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" draw:id="id3" draw:layer="layout" svg:width="4.45cm" svg:height="2.399cm" svg:x="1.301cm" svg:y="10.2cm">
          <text:p text:style-name="P9"><text:span text:style-name="T3">Deze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svg:x1="6.873cm" svg:y1="8.817cm" svg:x2="5.75cm" svg:y2="8.2cm" draw:start-shape="id1" draw:start-glue-point="5" draw:end-shape="id2" draw:end-glue-point="10" svg:d="M6873 8817v-617h-1123" svg:viewBox="0 0 1124 618">
          <text:p/>
        </draw:connector>
        <draw:connector draw:style-name="gr10" draw:text-style-name="P11" draw:layer="layout" svg:x1="6.873cm" svg:y1="10.585cm" svg:x2="5.751cm" svg:y2="11.4cm" draw:start-shape="id1" draw:start-glue-point="7" draw:end-shape="id3" draw:end-glue-point="10" svg:d="M6873 10585v815h-1122" svg:viewBox="0 0 1123 816">
          <text:p/>
        </draw:connector>
        <draw:connector draw:style-name="gr10" draw:text-style-name="P11" draw:layer="layout" svg:x1="6.25cm" svg:y1="5.9cm" svg:x2="4.137cm" svg:y2="4.548cm" draw:start-shape="id4" draw:start-glue-point="6" draw:end-shape="id5" draw:end-glue-point="9" svg:d="M6250 5900h-2113v-1352" svg:viewBox="0 0 2114 1353">
          <text:p/>
        </draw:connector>
        <draw:connector draw:style-name="gr10" draw:text-style-name="P11" draw:layer="layout" svg:x1="6.799cm" svg:y1="5.016cm" svg:x2="5.357cm" svg:y2="3.148cm" draw:start-shape="id4" draw:start-glue-point="5" draw:end-shape="id6" draw:end-glue-point="7" svg:d="M6799 5016v-941h-1442v-927" svg:viewBox="0 0 1443 1869">
          <text:p/>
        </draw:connector>
        <draw:connector draw:style-name="gr10" draw:text-style-name="P11" draw:layer="layout" svg:x1="10cm" svg:y1="5.9cm" svg:x2="11.325cm" svg:y2="3.75cm" draw:start-shape="id4" draw:start-glue-point="10" draw:end-shape="id7" draw:end-glue-point="8" svg:d="M10000 5900h1325v-2150" svg:viewBox="0 0 1326 2151">
          <text:p/>
        </draw:connector>
        <draw:connector draw:style-name="gr10" draw:text-style-name="P11" draw:layer="layout" draw:line-skew="0cm -0.152cm" svg:x1="12.755cm" svg:y1="7.455cm" svg:x2="9.451cm" svg:y2="6.784cm" draw:start-shape="id8" draw:start-glue-point="5" draw:end-shape="id4" draw:end-glue-point="9" svg:d="M12755 7455h-1779v45h-1525v-716" svg:viewBox="0 0 3305 717">
          <text:p/>
        </draw:connector>
        <draw:custom-shape draw:style-name="gr6" draw:text-style-name="P7" draw:layer="layout" svg:width="5.249cm" svg:height="2.5cm" svg:x="17.051cm" svg:y="13.601cm">
          <text:p text:style-name="P6"><text:span text:style-name="T2">Aprendiz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6.052cm" svg:height="2.399cm" svg:x="13.65cm" svg:y="17.1cm">
          <text:p text:style-name="P6"><text:span text:style-name="T2">Conheci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5.399cm" svg:height="2.399cm" svg:x="21.551cm" svg:y="17.1cm">
          <text:p text:style-name="P6"><text:span text:style-name="T2">Linguag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5.499cm" svg:height="2.5cm" svg:x="6.751cm" svg:y="13.602cm">
          <text:p text:style-name="P12"><text:span text:style-name="T4">MÍSTICA</text:span></text:p>
          <text:p text:style-name="P12"><text:span text:style-name="T4">(Impalpável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adrão">
        <draw:frame draw:style-name="gr14" draw:text-style-name="P14" draw:layer="layout" svg:width="25.25cm" svg:height="1.826cm" svg:x="2cm" svg:y="1cm">
          <draw:text-box>
            <text:p><text:span text:style-name="T5">Coisas óbvias que não se percebe</text:span></text:p>
          </draw:text-box>
        </draw:frame>
        <draw:frame draw:style-name="gr15" draw:text-style-name="P16" draw:layer="layout" svg:width="23cm" svg:height="13.76cm" svg:x="2.5cm" svg:y="3cm">
          <draw:text-box>
            <text:p text:style-name="P15">Nossa noção de tempo está fortemente arraigada em uma semana de 7 dias. Esta contagem não encontra nenhum parâmetro na Astronomia (pretensa ciência humana). Temos como único parâmetro realmente astronômico o ano de 365 dias, com a correção de 4 em 4 anos.</text:p>
            <text:p text:style-name="P15"/>
            <text:p text:style-name="P15">A divisão em 12 meses acabou chegando a nós como resultado de muitos ajustes, e foi feita a associação com as constelações (divulgadas como parâmetros de horóscopo por astrólogos – não astrônomos) de modo convencional humano.</text:p>
            <text:p/>
            <text:p>O que permanece é a semana de 7 dias, número fortemente presente em todas as culturas.</text:p>
            <text:p/>
            <text:p text:style-name="P15"><text:span text:style-name="T6">Antes disso, quase não percebemos, chegou até nós, e foi normatizada internacionalmente, a ideia dos números, até mais forte do que a própria vida humana, pois esta ideia e seus conceitos atravessaram os tempos. Nossos antepassados já faziam a contagem, para fins de administração.</text:span></text:p>
            <text:p/>
            <text:p><text:span text:style-name="T7">(Os números – Georges Ifrah – 1989 – Editora Globo)</text:span></text:p>
          </draw:text-box>
        </draw:frame>
      </draw:page>
      <draw:page draw:name="page3" draw:style-name="dp1" draw:master-page-name="Padrão">
        <draw:frame draw:style-name="gr16" draw:text-style-name="P16" draw:layer="layout" svg:width="27.042cm" svg:height="11.627cm" svg:x="1.658cm" svg:y="5.551cm">
          <draw:text-box>
            <text:p><text:span text:style-name="T8">Em seu pedido de “como devemos orar a Deus”, os discípulos receberam o modelo de oração, que entre suas frases diz:</text:span></text:p>
            <text:p><text:span text:style-name="T8"/></text:p>
            <text:p><text:span text:style-name="T8">“</text:span><text:span text:style-name="T8">ASSIM NA TERRA COMO NO CÉU”</text:span></text:p>
            <text:p><text:span text:style-name="T8"/></text:p>
            <text:p><text:span text:style-name="T8">Mostrando a paridade entre o mundo material e o espiritual.</text:span></text:p>
          </draw:text-box>
        </draw:frame>
        <draw:frame draw:style-name="gr17" draw:text-style-name="P16" draw:layer="layout" svg:width="26.75cm" svg:height="3.401cm" svg:x="1.5cm" svg:y="2.297cm">
          <draw:text-box>
            <text:p><text:span text:style-name="T9">PRINCÍPIO UNIVERSAL ENSINADO POR JESUS</text:span></text:p>
          </draw:text-box>
        </draw:frame>
      </draw:page>
      <draw:page draw:name="page4" draw:style-name="dp1" draw:master-page-name="Padrão">
        <draw:frame draw:style-name="gr14" draw:text-style-name="P14" draw:layer="layout" svg:width="25.25cm" svg:height="1.826cm" svg:x="2cm" svg:y="1cm">
          <draw:text-box>
            <text:p><text:span text:style-name="T5">Coisas óbvias que não se percebe</text:span></text:p>
          </draw:text-box>
        </draw:frame>
        <draw:frame draw:style-name="gr18" draw:text-style-name="P16" draw:layer="layout" svg:width="23.698cm" svg:height="14.471cm" svg:x="2.302cm" svg:y="3cm">
          <draw:text-box>
            <text:p>Os números 2 e 10 estão presentes de forma sólida e inegável em nossa vida.</text:p>
            <text:p/>
            <text:p>A primeira base numérica que se tentou implantar foi a dúzia (12) por apresentar maior número de divisores (2,3,4,6), mas ela não vingou. Também as unidades baseadas em dimensões dos “membros” dos reis, como pé, polegada, e pesos reais, como libra estão deixando de ser usadas para ceder lugar ao metro, kilograma, etc.</text:p>
            <text:p/>
            <text:p>Existe um “espírito” que traz nossas convenções para algo mais lógico em termos de como o Universo “quer” que as coisas funcionem.</text:p>
            <text:p/>
            <text:p>Na língua dos sumérios, estes eram os nomes dos primeiros números:</text:p>
            <text:p/>
            <text:p>1 - gesh - o homem</text:p>
            <text:p>2 - min - a mulher</text:p>
            <text:p>3 - esh - muitos</text:p>
            <text:p/>
            <text:p>Ou seja, primeiro veio o homem, depois a mulher e o resultado posterior foram muitos, uma multidão.</text:p>
            <text:p/>
          </draw:text-box>
        </draw:frame>
      </draw:page>
      <draw:page draw:name="page5" draw:style-name="dp1" draw:master-page-name="Padrão">
        <draw:frame draw:style-name="gr14" draw:text-style-name="P17" draw:layer="layout" svg:width="25.25cm" svg:height="1.826cm" svg:x="2cm" svg:y="1cm">
          <draw:text-box>
            <text:p><text:span text:style-name="T10">A pessoa não é um fenômeno em si mesma</text:span></text:p>
          </draw:text-box>
        </draw:frame>
        <draw:frame draw:style-name="gr19" draw:text-style-name="P16" draw:layer="layout" svg:width="23.698cm" svg:height="10.32cm" svg:x="2.302cm" svg:y="3cm">
          <draw:text-box>
            <text:p><text:span text:style-name="T11">Evidências:</text:span></text:p>
            <text:p/>
            <text:p>Seu pensamento: surgem como insights;</text:p>
            <text:p>Seus sonhos: a pessoa não os controla;</text:p>
            <text:p>Seu metabolismo: ainda estamos longe de colocar no papel a descrição de todos os mecanismos biológicos que fazem nosso corpo funcionar;</text:p>
            <text:p>O ser humano não controla seu próprio destino;</text:p>
            <text:p>O nosso destino entrecruza e é modificado pelo destino das outras pessoas;</text:p>
            <text:p>Acabamos escolhendo a vida em sociedade, pois isto protege e faz evoluir tecnologicamente o contexto em que vivemos;</text:p>
            <text:p>Somos obrigados a adotar a língua das pessoas que vivem ao nosso redor e até o “dialeto” local dos que nos rodeiam mais intimamente;</text:p>
            <text:p><text:s/></text:p>
            <text:p/>
          </draw:text-box>
        </draw:frame>
        <draw:frame draw:style-name="gr20" draw:text-style-name="P16" draw:layer="layout" svg:width="26.093cm" svg:height="2.384cm" svg:x="2.607cm" svg:y="13cm">
          <draw:text-box>
            <text:p>Se “acabamos escolhendo a vida em sociedade”, existe um forte mecanismo de interação entre os seres que foge ao nosso controle, e uma categorização definida antes de nossa vontade. </text:p>
          </draw:text-box>
        </draw:frame>
      </draw:page>
      <draw:page draw:name="page6" draw:style-name="dp1" draw:master-page-name="Padrão">
        <draw:frame draw:style-name="gr14" draw:text-style-name="P14" draw:layer="layout" svg:width="25.25cm" svg:height="1.826cm" svg:x="2cm" svg:y="1cm">
          <draw:text-box>
            <text:p><text:span text:style-name="T5">Coisas óbvias que não se percebe</text:span></text:p>
          </draw:text-box>
        </draw:frame>
        <draw:frame draw:style-name="gr21" draw:text-style-name="P16" draw:layer="layout" svg:width="23.698cm" svg:height="12.338cm" svg:x="2.302cm" svg:y="3cm">
          <draw:text-box>
            <text:p>Como consequência destas primeiras ideias numéricas, repare na aparência do corpo humano (uma expressão da verdade e não um acaso).</text:p>
            <text:p/>
            <text:p>O corpo obedece a uma lógica dual (2 mãos, 2 braços, 2 pernas, 2 olhos, 2 ouvidos, 2 orifícios nasais, 2 rins, etc) e decimal (10 dedos na mão, membro de manipulação dos objetos, por excelência).</text:p>
            <text:p/>
            <text:p>A lógica dual se expressa até em um dispositivo celular, responsável pelo movimento: a proteína KINASE:</text:p>
            <text:p/>
            <text:p><text:a xlink:href="https://www.youtube.com/watch?v=7sRZy9PgPvg" xlink:type="simple">https://www.youtube.com/watch?v=7sRZy9PgPvg</text:a></text:p>
            <text:p/>
            <text:p>E este vídeo, junto a outros, que mostra as descobertas de como somos por dentro, serve para jogar fora as crendices sobre a formação do homem, pois mostra uma rigorosa e planejada organização interna dos seres vivos.</text:p>
            <text:p/>
            <text:p/>
          </draw:text-box>
        </draw:frame>
      </draw:page>
      <draw:page draw:name="page7" draw:style-name="dp1" draw:master-page-name="Padrão">
        <draw:frame draw:style-name="gr14" draw:text-style-name="P14" draw:layer="layout" svg:width="25.25cm" svg:height="1.826cm" svg:x="2cm" svg:y="1cm">
          <draw:text-box>
            <text:p><text:span text:style-name="T5">A ideia de número e o Espírito</text:span></text:p>
          </draw:text-box>
        </draw:frame>
        <draw:frame draw:style-name="gr22" draw:text-style-name="P16" draw:layer="layout" svg:width="23.698cm" svg:height="20.87cm" svg:x="2.302cm" svg:y="2.5cm">
          <draw:text-box>
            <text:p>Você respeita profundamente a ideia dos números:</text:p>
            <text:p/>
            <text:p><text:span text:style-name="T7">VOCÊ NÃO VÊ O NÚMERO E CRÊ PIAMENTE QUE ELES MANDAM NO MUNDO</text:span></text:p>
            <text:p/>
            <text:p>Você sabe, pelos números, que o outro tem mais dinheiro ou riquezas do que você. A ideia de número fornece os conceitos de status social, mostrando a sua natureza quase como a de um deus, pois você não pode lhe negar poder.</text:p>
            <text:p/>
            <text:p>Os números dão mais visão da situação social, como um “espírito de quantidade de posses”.</text:p>
            <text:p/>
            <text:p>O dinheiro, maior expressão relacionada ao “número que exprime posses”, acabaria sendo inventado, mesmo que o homem não quisesse.</text:p>
            <text:p/>
            <text:p>O homem já relacionou o “número de seus dinheiros” à ideia de poder, como um espírito que se realiza em seus bens materiais. O “espírito” dinheiro se materializa em bens quando ele compra algo.</text:p>
            <text:p/>
            <text:p>O Trabalho do homem, que não tem um “mostrador” no corpo humano, é, de alguma forma, medido, ainda como algo abstrato, e transformado no espírito dinheiro, e depois em bens materiais. Isto é uma operação do Espírito. E isto tanto é assim que existem movimentos e filósofos para declarar que o trabalhador não ganha o que merece. Portanto, o trabalho é um espírito.</text:p>
            <text:p/>
            <text:p/>
            <text:p/>
            <text:p/>
            <text:p/>
          </draw:text-box>
        </draw:frame>
      </draw:page>
      <draw:page draw:name="page8" draw:style-name="dp1" draw:master-page-name="Padrão">
        <draw:frame draw:style-name="gr14" draw:text-style-name="P14" draw:layer="layout" svg:width="25.25cm" svg:height="1.826cm" svg:x="2cm" svg:y="1cm">
          <draw:text-box>
            <text:p><text:span text:style-name="T5">De onde veio o Universo</text:span></text:p>
          </draw:text-box>
        </draw:frame>
        <draw:frame draw:style-name="gr23" draw:text-style-name="P16" draw:layer="layout" svg:width="23cm" svg:height="8.783cm" svg:x="2.5cm" svg:y="3cm">
          <draw:text-box>
            <text:p>Último subterfúgio dos cientistas:</text:p>
            <text:p/>
            <text:p>John Wheller (1955) – O Universo veio da “Espuma quântica”, fundação do tecido do espaço-tempo.</text:p>
            <text:p/>
            <text:p>Em 1955, o influente físico John Wheeler propôs que, no nível quântico, o espaço-tempo não é constante mas “espumoso”, feito de minúsculas bolhas sempre em mutação. Quanto do que essas bolhas são “feitas”, trabalhos recentes sugerem que as bolhas de espaço-tempo são basicamente mini-universos se formando brevemente dentro do nosso.</text:p>
            <text:p/>
            <text:p>Só falta saber de onde veio a tal “espuma”.</text:p>
          </draw:text-box>
        </draw:frame>
        <draw:frame draw:style-name="gr24" draw:text-style-name="P16" draw:layer="layout" svg:width="23.276cm" svg:height="4.517cm" svg:x="2.474cm" svg:y="12.037cm">
          <draw:text-box>
            <text:p>Quando cientistas se vêem apertados quanto à origem do Universo, eles criam expressões de efeito, pseudo-científicas, e já partem para seus efeitos, como se estes efeitos fossem a causa procurada.</text:p>
            <text:p/>
            <text:p>O Big-Bang foi a fábula anterior, criada no folclore científico, empurrado como verdade, até os cientistas perceberem que estavam sendo feitos de burros. </text:p>
          </draw:text-box>
        </draw:frame>
      </draw:page>
      <draw:page draw:name="page9" draw:style-name="dp1" draw:master-page-name="Padrão">
        <draw:frame draw:style-name="gr14" draw:text-style-name="P14" draw:layer="layout" svg:width="25.25cm" svg:height="1.826cm" svg:x="2cm" svg:y="1cm">
          <draw:text-box>
            <text:p><text:span text:style-name="T5">Evolução</text:span></text:p>
          </draw:text-box>
        </draw:frame>
        <draw:frame draw:style-name="gr21" draw:text-style-name="P16" draw:layer="layout" svg:width="23cm" svg:height="12.338cm" svg:x="2.5cm" svg:y="2.5cm">
          <draw:text-box>
            <text:p><text:span text:style-name="T12">Metáforas da evolução</text:span>:</text:p>
            <text:p/>
            <text:p>Deixe seu quarto desarrumado e, depois de milhões de anos, você voltará e verificará que ele se arrumou sozinho, e que não existe um só grão de poeira sobre móveis e objetos.</text:p>
            <text:p/>
            <text:p>Deixe seu veículo com defeito na garagem e, depois de milhões de anos, você o encontrará funcionando, pintado e com o tanque cheio de gasolina.</text:p>
            <text:p/>
            <text:p>Meça a quantidade total de energia de um sistema biológico isolado, e o deixe “funcionando” por milhões de anos, e volte para medir a quantidade de energia, e ela terá aumentado.</text:p>
            <text:p/>
            <text:p text:style-name="P18">Coloque uma bomba em um ferro-velho, construa muros em volta e coloque por cima uma tampa de concreto. Depois exploda a bomba. Deixe por milhões de anos, e você encontrará um Boeing 747 todo montado, pintado e funcionando.</text:p>
          </draw:text-box>
        </draw:frame>
        <draw:frame draw:style-name="gr25" draw:text-style-name="P16" draw:layer="layout" svg:width="23.276cm" svg:height="5.939cm" svg:x="2.474cm" svg:y="15.137cm">
          <draw:text-box>
            <text:p>Deixe um lago isolado por milhões de anos com peixinhos pequenos, sem entrada de oxigênio e sol (para evitar energia externa), e surgirão peixes maiores e talvez até primatas anfíbios e talvez até um ser humano.</text:p>
            <text:p/>
            <text:p>Deixe uma cultura de bactérias em frasco tampado, sem nenhuma energia, inclusive luz e, após milhões de anos, as bactérias terão se transformado num animal forte, que quebrará o frasco e fugirá do laboratório. </text:p>
            <text:p/>
          </draw:text-box>
        </draw:frame>
      </draw:page>
      <draw:page draw:name="page10" draw:style-name="dp1" draw:master-page-name="Padrão">
        <draw:frame draw:style-name="gr14" draw:text-style-name="P14" draw:layer="layout" svg:width="25.25cm" svg:height="1.826cm" svg:x="2cm" svg:y="1cm">
          <draw:text-box>
            <text:p><text:span text:style-name="T5">Entropia</text:span></text:p>
          </draw:text-box>
        </draw:frame>
        <draw:frame draw:style-name="gr26" draw:text-style-name="P16" draw:layer="layout" svg:width="23cm" svg:height="7cm" svg:x="2.5cm" svg:y="3cm">
          <draw:text-box>
            <text:p>A Regra geral do Universo é DEGRADAÇÃO, diminuição da ENERGIA dos sistemas físicos ou biológicos, DESORGANIZAÇÃO tanto de sistemas biológicos quanto de organizações.</text:p>
            <text:p/>
            <text:p>Até na economia, os contabilistas criaram o termo DEPRECIAÇÃO de bens e de patrimônio, cedendo à uma lei da Física/Termodinâmica.</text:p>
            <text:p/>
            <text:p>Ou seja, todo sistema largado sozinho, sem controle e injeção de energia tende, OBRIGATORIAMENTE, a se degradar.</text:p>
          </draw:text-box>
        </draw:frame>
        <draw:frame draw:style-name="gr27" draw:text-style-name="P16" draw:layer="layout" svg:width="23.276cm" svg:height="3.095cm" svg:x="2.474cm" svg:y="10.037cm">
          <draw:text-box>
            <text:p>A tendência dos sistemas físico/biológicos, sem a entrada de energia externa e sem um conjunto de regras de administração/manutenção é a de se degradar e de seus indivíduos se extinguirem, por pura falta de nutrientes, doenças ou degradação genética.</text:p>
          </draw:text-box>
        </draw:frame>
      </draw:page>
      <draw:page draw:name="page11" draw:style-name="dp1" draw:master-page-name="Padrão">
        <draw:frame draw:style-name="gr14" draw:text-style-name="P14" draw:layer="layout" svg:width="25.25cm" svg:height="1.826cm" svg:x="2cm" svg:y="1cm">
          <draw:text-box>
            <text:p><text:span text:style-name="T5">Eu não acredito em Deus</text:span></text:p>
          </draw:text-box>
        </draw:frame>
        <draw:frame draw:style-name="gr27" draw:text-style-name="P16" draw:layer="layout" svg:width="23.276cm" svg:height="8.783cm" svg:x="2cm" svg:y="3.905cm">
          <draw:text-box>
            <text:p>Quando alguém te disser isto, fique feliz. A pessoa é definida.</text:p>
            <text:p/>
            <text:p>A Bíblia diz que temos que ser quentes ou frios. Não podemos ser mornos.</text:p>
            <text:p/>
            <text:p>A pessoa tem que ter personalidade. Quem diz “acredito, claro, Deus está na natureza, Deus está dentro de todos nós” ou “com certeza” é morno, mal acredita no que diz.</text:p>
            <text:p/>
            <text:p>Muitos os que hoje tem fé profunda em Deus foram aqueles que mais diziam que não acreditavam, e as igrejas estão cheias de gente que não acredita nEle.</text:p>
            <text:p/>
            <text:p/>
          </draw:text-box>
        </draw:frame>
      </draw:page>
      <draw:page draw:name="page12" draw:style-name="dp1" draw:master-page-name="Padrão">
        <draw:frame draw:style-name="gr18" draw:text-style-name="P16" draw:layer="layout" svg:width="24cm" svg:height="14.471cm" svg:x="2.5cm" svg:y="3.267cm">
          <draw:text-box>
            <text:p>A melhor definição de ciência é:</text:p>
            <text:p/>
            <text:p>Conjunto de conhecimentos até a época em que foram divulgados, que atendem aos objetivos da construção conceitual/material satisfatoriamente.</text:p>
            <text:p/>
            <text:p><text:span text:style-name="T12">Lei da Gravidade</text:span></text:p>
            <text:p/>
            <text:p>Sua equação de Newton atendeu bem os propósitos experimentais até que Einstein compreendesse o que realmente ela é. E agora, o holandês Herman Verlinde está propondo uma nova hipótese gravitacional com base na teoria das cordas.</text:p>
            <text:p/>
            <text:p><text:span text:style-name="T12">Multiplicação com algoritmos</text:span></text:p>
            <text:p/>
            <text:p>Atendeu bem os cálculos astronômicos até o advento do programa Apollo.</text:p>
            <text:p/>
            <text:p>Em outras palavras: A CIÊNCIA É UMA COLCHA DE RETALHOS, quando um rasga, você costura um pano para cobrir o buraco.</text:p>
            <text:p/>
            <text:p><text:s/></text:p>
          </draw:text-box>
        </draw:frame>
        <draw:frame draw:style-name="gr14" draw:text-style-name="P14" draw:layer="layout" svg:width="25.25cm" svg:height="1.826cm" svg:x="2cm" svg:y="1cm">
          <draw:text-box>
            <text:p><text:span text:style-name="T5">O que é a ciência</text:span></text:p>
          </draw:text-box>
        </draw:frame>
      </draw:page>
      <draw:page draw:name="page13" draw:style-name="dp1" draw:master-page-name="Padrão">
        <draw:frame draw:style-name="gr28" draw:text-style-name="P16" draw:layer="layout" svg:width="24cm" svg:height="15.893cm" svg:x="2.5cm" svg:y="3.267cm">
          <draw:text-box>
            <text:p>A leitura do Torah, ou velho testamento, é para, primeiramente, judeus, seguidos daqueles que conhecem profundamente o hebraico, costumes judaicos e tratados rabínicos.</text:p>
            <text:p/>
            <text:p>A exigência mínima para a leitura da Bíblia é a mesma para a leitura de qualquer livro: </text:p>
            <text:list text:style-name="L1">
              <text:list-item>
                <text:p>Saber localizar o Oriente Médio no mapa,</text:p>
              </text:list-item>
              <text:list-item>
                <text:p>Conhecer razoavelmente a história do Egito,</text:p>
              </text:list-item>
              <text:list-item>
                <text:p>Conhecer razoavelmente a história do Império Romano,</text:p>
              </text:list-item>
              <text:list-item>
                <text:p>Ter um vocabulário razoável, </text:p>
              </text:list-item>
              <text:list-item>
                <text:p>Saber interpretar textos, </text:p>
              </text:list-item>
              <text:list-item>
                <text:p>Saber quando um objeto/substantivo está dentro de uma metáfora e quando ele deve ser interpretado literalmente</text:p>
              </text:list-item>
              <text:list-item>
                <text:p>Ligar a interpretação do texto à intenção do autor,</text:p>
              </text:list-item>
              <text:list-item>
                <text:p>Desligar-se dos dogmas do mundo material para compreender verdades místicas,</text:p>
              </text:list-item>
              <text:list-item>
                <text:p>Entender que a Bíblia pretende levar o homem a compreender a divindade (Bíblia não é uma revistinha em quadrinhos),</text:p>
              </text:list-item>
              <text:list-item>
                <text:p>Ter mente aberta e saber quando leis físicas não se aplicam a determinados fenômenos místicos,</text:p>
              </text:list-item>
              <text:list-item>
                <text:p>Entender que a Bíblia não estabelece uma Religião, e sim doutrinas e as melhores recomendações para uma vida material/espiritual saudável.</text:p>
              </text:list-item>
            </text:list>
          </draw:text-box>
        </draw:frame>
        <draw:frame draw:style-name="gr14" draw:text-style-name="P14" draw:layer="layout" svg:width="25.25cm" svg:height="1.826cm" svg:x="2cm" svg:y="1cm">
          <draw:text-box>
            <text:p><text:span text:style-name="T5">Para quem é a leitura bíblica</text:span></text:p>
          </draw:text-box>
        </draw:frame>
      </draw:page>
      <draw:page draw:name="page14" draw:style-name="dp1" draw:master-page-name="Padrão">
        <draw:frame draw:style-name="gr29" draw:text-style-name="P16" draw:layer="layout" svg:width="24cm" svg:height="17.315cm" svg:x="2cm" svg:y="3.667cm">
          <draw:text-box>
            <text:p>Este é o maior mistério para decifrar o que é Gênesis 1.</text:p>
            <text:p/>
            <text:p>Apesar da tradução literal ser “<text:span text:style-name="T13">No princípio …</text:span>” os rabinos colocam que “bereshit” exprime uma relação de causa, e o Sefer Yetsirá (Livro da criação) coloca “<text:span text:style-name="T13">Com este princípio …</text:span>” e tudo passa a fazer sentido.</text:p>
            <text:p/>
            <text:p>E aqui cabe uma aula de interpretação de textos, maior dificuldade de comentaristas com analfabetismo funcional.</text:p>
            <text:p/>
            <text:p>Mesmo com a construção “<text:span text:style-name="T13">Em/No princípio criou Deus os céus e a terra …</text:span>”, isto não significa que ambos foram criados de uma vez, ou nesta ordem, mas trata-se apenas de um texto introdutório.</text:p>
            <text:p/>
            <text:p>É semelhante a descrever a história da formação do Brasil, introduzindo “<text:span text:style-name="T14">Então os portugueses colonizaram o Brasil</text:span>”. A colonização não foi feita num estalar de dedos, e sim como um longo processo. E o escritor de uma história do Brasil vai descrever as fases detalhadamente.</text:p>
            <text:p/>
            <text:p>Compreenderam como é construído o texto de uma narrativa.</text:p>
            <text:p/>
            <text:p>O mesmo se aplica à introdução:</text:p>
            <text:p/>
            <text:p>“<text:span text:style-name="T14">E Thomas Edison criou a General Eletric.</text:span>” Muitos foram os fatos e eventos para que isto acontecesse.</text:p>
          </draw:text-box>
        </draw:frame>
        <draw:frame draw:style-name="gr30" draw:text-style-name="P14" draw:layer="layout" svg:width="25.25cm" svg:height="3.401cm" svg:x="2cm" svg:y="0.6cm">
          <draw:text-box>
            <text:p><text:span text:style-name="T5">Com este princípio …, por este princípio ...</text:span></text:p>
          </draw:text-box>
        </draw:frame>
      </draw:page>
      <draw:page draw:name="page15" draw:style-name="dp1" draw:master-page-name="Padrão">
        <draw:frame draw:style-name="gr31" draw:text-style-name="P16" draw:layer="layout" svg:width="24cm" svg:height="9.494cm" svg:x="2.5cm" svg:y="6.167cm">
          <draw:text-box>
            <text:p>Esta expressão não quer dizer um Caos que existia por si mesmo.</text:p>
            <text:p/>
            <text:p>Segundo a explicação do “Tikun” contida no Zohar, Deus, supremo Criador, retirou sua emanação de um “espaço”, escondeu sua glória dele, e POR ESTE MOTIVO este “espaço” apresentou uma ANOMALIA, manifestação da transição do puramente Espiritual para Material.</text:p>
            <text:p/>
            <text:p>Deus não faz nada que seja Caos, pois cada Universo a ser criado já está com suas regras definidas.</text:p>
            <text:p/>
            <text:p>Um “espaço” que se torna material, onde não existem dimensões (x,y,z) ou tempo, nem equações e fórmulas matemáticas, por alguns segundos, pode ser visto por nós como caos, mas é apenas o “germe”, semente de um Universo.</text:p>
          </draw:text-box>
        </draw:frame>
        <draw:frame draw:style-name="gr30" draw:text-style-name="P14" draw:layer="layout" svg:width="25.25cm" svg:height="3.401cm" svg:x="2cm" svg:y="1.5cm">
          <draw:text-box>
            <text:p><text:span text:style-name="T5">Tohu va Bohu – Sem forma e vazia</text:span></text:p>
          </draw:text-box>
        </draw:frame>
      </draw:page>
      <draw:page draw:name="page16" draw:style-name="dp1" draw:master-page-name="Padrão">
        <draw:frame draw:style-name="gr30" draw:text-style-name="P14" draw:layer="layout" svg:width="25.25cm" svg:height="3.401cm" svg:x="2cm" svg:y="1.501cm">
          <draw:text-box>
            <text:p><text:span text:style-name="T5">Noé, pregação e atividade agrícola</text:span></text:p>
          </draw:text-box>
        </draw:frame>
        <draw:frame draw:style-name="gr31" draw:text-style-name="P16" draw:layer="layout" svg:width="24cm" svg:height="9.494cm" svg:x="2.5cm" svg:y="4.867cm">
          <draw:text-box>
            <text:p>Tire de sua cabeça esta ideia de que o homem veio evoluindo tecnicamente. Os primeiros homens eram, sim, mais inteligentes e capazes do que nós. A prova são as pirâmides.</text:p>
            <text:p/>
            <text:p>Deus fez Noé demorar a construir a arca para que as pessoas pudessem se arrepender.</text:p>
            <text:p/>
            <text:p>Noé é descanso porque, ao criar todos os utensílios agrícolas, o trabalho com a terra se tornou mais fácil, possibilitando ao homem um tempo para descansar após cuidar da terra e de suas plantações.</text:p>
            <text:p/>
            <text:p/>
          </draw:text-box>
        </draw:frame>
      </draw:page>
      <draw:page draw:name="page17" draw:style-name="dp1" draw:master-page-name="Padrão">
        <draw:frame draw:style-name="gr31" draw:text-style-name="P16" draw:layer="layout" svg:width="24cm" svg:height="9.494cm" svg:x="2.5cm" svg:y="3.667cm">
          <draw:text-box>
            <text:p>O dilema espiritual envolve:</text:p>
            <text:p/>
            <text:p>Proximidade à Divindade;</text:p>
            <text:p>Livre escolha (preferível a livre arbítrio);</text:p>
            <text:p>Regras (Leis e mandamentos);</text:p>
            <text:p>Destino (causa e consequência)</text:p>
            <text:p/>
            <text:p>temperado pelas características humanas:</text:p>
            <text:p/>
            <text:p>Entendimento disponível da Divindade;</text:p>
            <text:p>Desejos e vontades;</text:p>
            <text:p>Dúvidas;</text:p>
            <text:p>Interesse por conhecimento.</text:p>
          </draw:text-box>
        </draw:frame>
        <draw:frame draw:style-name="gr30" draw:text-style-name="P14" draw:layer="layout" svg:width="25.25cm" svg:height="3.401cm" svg:x="2cm" svg:y="1.4cm">
          <draw:text-box>
            <text:p><text:span text:style-name="T5">O dilema espiritual – Alma e espírito</text:span></text:p>
          </draw:text-box>
        </draw:frame>
      </draw:page>
      <draw:page draw:name="page18" draw:style-name="dp1" draw:master-page-name="Padrão">
        <draw:frame draw:style-name="gr23" draw:text-style-name="P16" draw:layer="layout" svg:width="24cm" svg:height="8.783cm" svg:x="2.5cm" svg:y="3.667cm">
          <draw:text-box>
            <text:p>Quanto mais próximo esta o ser ou entidade da Divindade que lhe deu IDENTIDADE, menos DESEJOS este ser precisa ter. O maior DESEJO constatável em um SER sadio é estar perto de quem o criou e da emanação de seu poder e glória, principalmente sendo este Criador um Deus.</text:p>
            <text:p/>
            <text:p>Se este SeR tem desejo de se colocar acima de quem lhe deu IDENTIDADE, estamos tendo uma Corrupção do sentido de SER.</text:p>
            <text:p/>
            <text:p>O MENOR NÃO PODE SER MAIOR QUE O MAIOR, isto é lógico, e o seu contrário é um absurdo.</text:p>
            <text:p/>
            <text:p/>
          </draw:text-box>
        </draw:frame>
        <draw:frame draw:style-name="gr30" draw:text-style-name="P14" draw:layer="layout" svg:width="25.25cm" svg:height="3.401cm" svg:x="2cm" svg:y="1.4cm">
          <draw:text-box>
            <text:p><text:span text:style-name="T5">Proximidade da Divindade</text:span></text:p>
          </draw:text-box>
        </draw:frame>
      </draw:page>
      <draw:page draw:name="page19" draw:style-name="dp1" draw:master-page-name="Padrão">
        <draw:frame draw:style-name="gr23" draw:text-style-name="P16" draw:layer="layout" svg:width="24cm" svg:height="8.783cm" svg:x="2.5cm" svg:y="3.667cm">
          <draw:text-box>
            <text:p>O maligno é como aquele filho de um Homem muito rico, que se torna um rebelde sem causa, por se preocupar demais consigo mesmo, com suas vontades e objetivos que apontam para fazer e ser algo diferente de seu pai, pois se for igual a ele, será como uma sua cópia.</text:p>
            <text:p/>
            <text:p>O maligno tem tudo, mas não aceita que este Tudo venha do pai, e quer que o que virá a ter (delírio seu) venha de si próprio, de suas próprias mãos, ou seja, do seu próprio esforço, pois acha que é melhor que o pai.</text:p>
          </draw:text-box>
        </draw:frame>
        <draw:frame draw:style-name="gr32" draw:text-style-name="P14" draw:layer="layout" svg:width="25.25cm" svg:height="2.1cm" svg:x="2cm" svg:y="1.4cm">
          <draw:text-box>
            <text:p><text:span text:style-name="T5">A metáfora do maligno</text:span></text:p>
          </draw:text-box>
        </draw:frame>
      </draw:page>
      <draw:page draw:name="page20" draw:style-name="dp1" draw:master-page-name="Padrão">
        <draw:frame draw:style-name="gr23" draw:text-style-name="P16" draw:layer="layout" svg:width="24cm" svg:height="8.783cm" svg:x="2.5cm" svg:y="4.867cm">
          <draw:text-box>
            <text:p>Não é preciso lembrar que a água é essencial à vida dos seres.</text:p>
            <text:p/>
            <text:p>Mas ela não fica restrita a isso. Até objetos inanimados possuem, em sua estrutura química moléculas de água. E, após fabricados, parece que atraem a sujeira, de forma proposital, para receberam limpeza com panos úmidos ou mesmo com banhos ou jatos de água.</text:p>
          </draw:text-box>
        </draw:frame>
        <draw:frame draw:style-name="gr30" draw:text-style-name="P14" draw:layer="layout" svg:width="25.25cm" svg:height="3.401cm" svg:x="2cm" svg:y="1.5cm">
          <draw:text-box>
            <text:p><text:span text:style-name="T5">A água</text:span></text:p>
          </draw:text-box>
        </draw:frame>
      </draw:page>
      <draw:page draw:name="page21" draw:style-name="dp1" draw:master-page-name="Padrão">
        <draw:frame draw:style-name="gr23" draw:text-style-name="P16" draw:layer="layout" svg:width="24cm" svg:height="8.783cm" svg:x="2.5cm" svg:y="4.867cm">
          <draw:text-box>
            <text:p>Se você não compreende e nem aceita os paradoxos, não está pronto para entender Deus.</text:p>
            <text:p/>
            <text:p>Problemas difíceis possuem soluções simples (desativar um registro de água). Problemas fáceis podem exigir soluções complicadas.</text:p>
            <text:p/>
            <text:p>Não se pode querer compreender as partes enigmáticas da Bíblia sem conhecimento de hebraico e sem o conhecimento da tradição oral do Talmud, do Zohar, do Livro da Criação, do Livro de Raziel, do Livro de Jasher (dos justos) e da história dos Judeus de Flávio Josefo.</text:p>
            <text:p/>
            <text:p/>
          </draw:text-box>
        </draw:frame>
        <draw:frame draw:style-name="gr30" draw:text-style-name="P14" draw:layer="layout" svg:width="25.25cm" svg:height="3.401cm" svg:x="2cm" svg:y="1.5cm">
          <draw:text-box>
            <text:p><text:span text:style-name="T5">Paradoxos – ideias aparentemente contraditórias</text:span></text:p>
          </draw:text-box>
        </draw:frame>
      </draw:page>
      <draw:page draw:name="page22" draw:style-name="dp1" draw:master-page-name="Padrão">
        <draw:frame draw:style-name="gr33" draw:text-style-name="P16" draw:layer="layout" svg:width="24cm" svg:height="7.361cm" svg:x="2.75cm" svg:y="4.75cm">
          <draw:text-box>
            <text:p>Em primeiríssimo lugar, nossas almas vem da essência de Deus. Quando alguém morre, sua alma já adquiriu identidade, e será julgada.</text:p>
            <text:p/>
            <text:p>Houve oportunidade para estes, quando Jesus, filho de Deus, Salvador, “desceu” até os mortos e se apresentou para eles, e expôs o plano da salvação. E as almas que o aceitaram serão/foram salvas.</text:p>
            <text:p/>
            <text:p>E, pessoalmente, quem desafia o próprio Deus que o criou, é um perverso, que nem sequer merecia a pregação de Jesus.</text:p>
          </draw:text-box>
        </draw:frame>
        <draw:frame draw:style-name="gr34" draw:text-style-name="P14" draw:layer="layout" svg:width="25.25cm" svg:height="2.75cm" svg:x="2cm" svg:y="1.5cm">
          <draw:text-box>
            <text:p><text:span text:style-name="T5">Sobre a morte dos pré-diluvianos</text:span></text:p>
          </draw:text-box>
        </draw:frame>
      </draw:page>
      <draw:page draw:name="page23" draw:style-name="dp1" draw:master-page-name="Padrão">
        <draw:frame draw:style-name="gr31" draw:text-style-name="P16" draw:layer="layout" svg:width="24cm" svg:height="9.494cm" svg:x="2.75cm" svg:y="4.75cm">
          <draw:text-box>
            <text:p>Pense bem, até azulejos, concreto, panos, pedras, vidros, etc, contêm moléculas de água em sua composição química. O ser humano é 80% de água.</text:p>
            <text:p/>
            <text:p>A sujeira dos objetos é uma “desculpa” da natureza para que tudo tenha que entrar em contato com a água para ser limpo.</text:p>
            <text:p/>
            <text:p>E vejam como o Gênesis ressalta a água na constituição do Universo e do nosso planeta.</text:p>
            <text:p/>
            <text:p>A água é a molécula da vida, e prova disso é o fato de que os animais mortos voltam a ser pó.</text:p>
            <text:p/>
            <text:p/>
          </draw:text-box>
        </draw:frame>
        <draw:frame draw:style-name="gr34" draw:text-style-name="P14" draw:layer="layout" svg:width="25.25cm" svg:height="2.75cm" svg:x="2cm" svg:y="1.5cm">
          <draw:text-box>
            <text:p><text:span text:style-name="T5">Sobre a água</text:span></text:p>
          </draw:text-box>
        </draw:frame>
      </draw:page>
      <draw:page draw:name="page24" draw:style-name="dp1" draw:master-page-name="Padrão">
        <draw:frame draw:style-name="gr35" draw:text-style-name="P16" draw:layer="layout" svg:width="24cm" svg:height="3.75cm" svg:x="2.75cm" svg:y="4.75cm">
          <draw:text-box>
            <text:p>Se um sistema qualquer possui Leis, é porque houve um Planejamento.</text:p>
            <text:p/>
            <text:p>E onde se detecta que houve Planejamento, é porque por trás existiu/existiram planejador/planejadores.</text:p>
          </draw:text-box>
        </draw:frame>
        <draw:frame draw:style-name="gr34" draw:text-style-name="P14" draw:layer="layout" svg:width="25.25cm" svg:height="2.75cm" svg:x="2cm" svg:y="1.5cm">
          <draw:text-box>
            <text:p><text:span text:style-name="T5">A ordem do Mundo e da Existência</text:span></text:p>
          </draw:text-box>
        </draw:frame>
        <draw:frame draw:style-name="gr33" draw:text-style-name="P16" draw:layer="layout" svg:width="24cm" svg:height="7.361cm" svg:x="2.75cm" svg:y="8.85cm">
          <draw:text-box>
            <text:p>Os antigos diziam:</text:p>
            <text:p/>
            <text:p>“Penso, logo existo”</text:p>
            <text:p/>
            <text:p>Os pensamentos não são nossos. Eles “brotam” em nossa mente, logo:</text:p>
            <text:p/>
            <text:p>“Penso, logo algo/alguém colocou em mim a faculdade de pensar”</text:p>
            <text:p/>
            <text:p>Existência só se consolida se sabemos de onde viemos, e mais, se sabemos para onde vamos.</text:p>
          </draw:text-box>
        </draw:frame>
      </draw:page>
      <draw:page draw:name="page25" draw:style-name="dp1" draw:master-page-name="Padrão">
        <draw:frame draw:style-name="gr33" draw:text-style-name="P16" draw:layer="layout" svg:width="24cm" svg:height="7.361cm" svg:x="2.25cm" svg:y="9.089cm">
          <draw:text-box>
            <text:p>Quando você educa alguém, é preciso dar a este alguém a visão de futuro:</text:p>
            <text:p/>
            <text:p>Deus disse a Adão:</text:p>
            <text:p/>
            <text:p>“Você poderá comer de todas as árvores do Jardim, exceto da Árvore do Conhecimento do Bem e do Mal, porque se você comer dela, você morrerá.”</text:p>
            <text:p/>
            <text:p>Deus deu a Adão a visão de futuro (consequência).</text:p>
          </draw:text-box>
        </draw:frame>
        <draw:frame draw:style-name="gr34" draw:text-style-name="P14" draw:layer="layout" svg:width="25.25cm" svg:height="2.75cm" svg:x="2cm" svg:y="1.5cm">
          <draw:text-box>
            <text:p><text:span text:style-name="T5">Concepção humana </text:span></text:p>
          </draw:text-box>
        </draw:frame>
      </draw:page>
      <draw:page draw:name="page26" draw:style-name="dp1" draw:master-page-name="Padrão">
        <draw:frame draw:style-name="gr33" draw:text-style-name="P16" draw:layer="layout" svg:width="24cm" svg:height="7.361cm" svg:x="2.25cm" svg:y="9.089cm">
          <draw:text-box>
            <text:list text:style-name="L1">
              <text:list-item>
                <text:p>Algo com volume, com limites, </text:p>
              </text:list-item>
              <text:list-item>
                <text:p>Com uma forma e uma massa</text:p>
              </text:list-item>
              <text:list-item>
                <text:p>Coeso (no caso de máquinas) ou não (antena e receptores)</text:p>
              </text:list-item>
              <text:list-item>
                <text:p>animado ou inanimado, </text:p>
              </text:list-item>
              <text:list-item>
                <text:p>que pode ser levado de um lugar a outro (móvel) e </text:p>
              </text:list-item>
              <text:list-item>
                <text:p>sujeito ao tempo.</text:p>
              </text:list-item>
            </text:list>
          </draw:text-box>
        </draw:frame>
        <draw:frame draw:style-name="gr34" draw:text-style-name="P14" draw:layer="layout" svg:width="25.25cm" svg:height="2.75cm" svg:x="2cm" svg:y="1.5cm">
          <draw:text-box>
            <text:p><text:span text:style-name="T5">Concepção humana de ser/entidade</text:span></text:p>
          </draw:text-box>
        </draw:frame>
      </draw:page>
      <draw:page draw:name="page27" draw:style-name="dp1" draw:master-page-name="Padrão">
        <draw:g>
          <draw:custom-shape draw:style-name="gr36" draw:text-style-name="P19" draw:layer="layout" svg:width="17.35cm" svg:height="17.2cm" svg:x="1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g>
                <draw:custom-shape draw:style-name="gr37" draw:text-style-name="P20" draw:layer="layout" svg:width="7.75cm" svg:height="7.25cm" svg:x="6.1cm" svg:y="6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8" draw:text-style-name="P22" draw:layer="layout" svg:width="3.75cm" svg:height="3.5cm" svg:x="8.15cm" svg:y="8.6cm">
                  <text:p text:style-name="P21"><text:span text:style-name="T7">JESUS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Donuts-Donuts 1" draw:style-name="gr39" draw:text-style-name="P24" draw:layer="layout" svg:width="7.6cm" svg:height="7.1cm" svg:x="6.15cm" svg:y="6.85cm">
                  <text:p text:style-name="P23"><text:span text:style-name="T15">Apóstolos-</text:span></text:p>
        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        <draw:equation draw:name="f0" draw:formula="10800*cos($0 *(pi/180))"/>
                    <draw:equation draw:name="f1" draw:formula="10800*sin($0 *(pi/180))"/>
                    <draw:equation draw:name="f2" draw:formula="?f0 +10800"/>
                    <draw:equation draw:name="f3" draw:formula="?f1 +10800"/>
                    <draw:equation draw:name="f4" draw:formula="21600-?f3 "/>
                    <draw:equation draw:name="f5" draw:formula="10800-$1 "/>
                    <draw:equation draw:name="f6" draw:formula="?f5 *cos($0 *(pi/180))"/>
                    <draw:equation draw:name="f7" draw:formula="?f5 *sin($0 *(pi/180))"/>
                    <draw:equation draw:name="f8" draw:formula="?f6 +10800"/>
                    <draw:equation draw:name="f9" draw:formula="?f7 +10800"/>
                    <draw:equation draw:name="f10" draw:formula="21600-?f9 "/>
                    <draw:equation draw:name="f11" draw:formula="21600-?f5 "/>
                    <draw:equation draw:name="f12" draw:formula="21600"/>
                    <draw:handle draw:handle-position="$1 $0" draw:handle-polar="10800 10800" draw:handle-radius-range-minimum="0" draw:handle-radius-range-maximum="10800"/>
                  </draw:enhanced-geometry>
                </draw:custom-shape>
              </draw:g>
            </draw:g>
            <draw:custom-shape draw:name="Donuts-Donuts 2" draw:style-name="gr40" draw:text-style-name="P26" draw:layer="layout" svg:width="17.082cm" svg:height="17.082cm" svg:x="0.968cm" svg:y="1.818cm">
              <text:p text:style-name="P25"><text:span text:style-name="T16">Seguidores-</text:span></text:p>
    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3 "/>
                <draw:equation draw:name="f5" draw:formula="10800-$1 "/>
                <draw:equation draw:name="f6" draw:formula="?f5 *cos($0 *(pi/180))"/>
                <draw:equation draw:name="f7" draw:formula="?f5 *sin($0 *(pi/180))"/>
                <draw:equation draw:name="f8" draw:formula="?f6 +10800"/>
                <draw:equation draw:name="f9" draw:formula="?f7 +10800"/>
                <draw:equation draw:name="f10" draw:formula="21600-?f9 "/>
                <draw:equation draw:name="f11" draw:formula="21600-?f5 "/>
                <draw:equation draw:name="f12" draw:formula="21600"/>
                <draw:handle draw:handle-position="$1 $0" draw:handle-polar="10800 10800" draw:handle-radius-range-minimum="0" draw:handle-radius-range-maximum="10800"/>
              </draw:enhanced-geometry>
            </draw:custom-shape>
          </draw:g>
        </draw:g>
        <draw:frame draw:style-name="gr41" draw:text-style-name="P27" draw:layer="layout" svg:width="10.2cm" svg:height="19.448cm" svg:x="18.4cm" svg:y="0.85cm">
          <draw:text-box>
            <text:p text:style-name="P15">Tendo JESUS <text:span text:style-name="T13">escolhido, pessoalmente,</text:span> os 12 apóstolos, eles estavam automaticamente entrando (1) a seu serviço, (2) a serviço da Igreja, (3) no “corpo” de Cristo, partilhando de segredos espirituais (mesmo não os entendendo naquele momento).</text:p>
            <text:p text:style-name="P15"/>
            <text:p text:style-name="P15">Eles foram os únicos que cearam com Jesus, que disse, ao partir o pão:</text:p>
            <text:p/>
            <text:p>“Este é o meu corpo”</text:p>
            <text:p/>
            <text:p>E com ele tomaram o vinho:</text:p>
            <text:p/>
            <text:p>“Este é o meu sangue”</text:p>
            <text:p/>
            <text:p text:style-name="P15">Portanto, teriam que morrer martirizados como ele, pois aceitaram fazer parte de seu corpo. Até Judas, o traidor, fez um serviço para Jesus:<text:line-break/><text:line-break/>”O que tens de fazer, faze-o depressa”. Agiu sob ordem. </text:p>
          </draw:text-box>
        </draw:frame>
      </draw:page>
      <draw:page draw:name="page28" draw:style-name="dp1" draw:master-page-name="Padrão">
        <draw:frame draw:style-name="gr34" draw:text-style-name="P14" draw:layer="layout" svg:width="25.25cm" svg:height="2.75cm" svg:x="2cm" svg:y="1.5cm">
          <draw:text-box>
            <text:p><text:span text:style-name="T5">BIBLIA – Quem poderia escrevê-la ?</text:span></text:p>
          </draw:text-box>
        </draw:frame>
        <draw:frame draw:style-name="gr42" draw:text-style-name="P16" draw:layer="layout" svg:width="24cm" svg:height="1.713cm" svg:x="2.25cm" svg:y="4.287cm">
          <draw:text-box>
            <text:p>Para ser “miraculosamente” aceita pelos homens, eu, homem racional, queria que ela tivesse sido escrita por um:</text:p>
          </draw:text-box>
        </draw:frame>
        <draw:frame draw:style-name="gr43" draw:text-style-name="P16" draw:layer="layout" svg:width="4.09cm" svg:height="1.827cm" svg:x="10.91cm" svg:y="6.923cm">
          <draw:text-box>
            <text:p><text:span text:style-name="T5">Anjo</text:span></text:p>
          </draw:text-box>
        </draw:frame>
        <draw:frame draw:style-name="gr33" draw:text-style-name="P16" draw:layer="layout" svg:width="24cm" svg:height="7.361cm" svg:x="2.25cm" svg:y="9.088cm">
          <draw:text-box>
            <text:p>Mas anjos não tem Livre Arbítrio, não sentem as emoções como nós (não possuem corpo e nem sistema límbico), não sangram, não tem esta divisão de sexo como nós, não tem filhos e tem uma consciência de Deus muito mais avançada, por serem seres do Mundo Espiritual.</text:p>
            <text:p/>
            <text:p>Eu me recusaria a ler um livro escrito por um Anjo, dando conselhos a um mortal, pois estes seres não passam o que nós passamos, e principalmente por não terem escolhas.</text:p>
            <text:p/>
            <text:p>Mas um livro escrito por um homem que entrou em contato com o Criador, SIM.</text:p>
          </draw:text-box>
        </draw:frame>
      </draw:page>
      <draw:page draw:name="page29" draw:style-name="dp1" draw:master-page-name="Padrão">
        <draw:frame draw:style-name="gr34" draw:text-style-name="P14" draw:layer="layout" svg:width="25.25cm" svg:height="2.75cm" svg:x="2cm" svg:y="1.5cm">
          <draw:text-box>
            <text:p><text:span text:style-name="T5">Existe um mundo espiritual ? (1)</text:span></text:p>
          </draw:text-box>
        </draw:frame>
        <draw:frame draw:style-name="gr42" draw:text-style-name="P16" draw:layer="layout" svg:width="24cm" svg:height="1.713cm" svg:x="2.25cm" svg:y="4.287cm">
          <draw:text-box>
            <text:p>Na terra já existem coisas esquisitas que são um prelúdio de coisas que não se podem ver, mas que existem, como:</text:p>
          </draw:text-box>
        </draw:frame>
        <draw:frame draw:style-name="gr44" draw:text-style-name="P28" draw:layer="layout" svg:width="24cm" svg:height="1.826cm" svg:x="2.5cm" svg:y="6.349cm">
          <draw:text-box>
            <text:p><text:span text:style-name="T10">Ondas, luz infravermelha e ultravioleta</text:span></text:p>
          </draw:text-box>
        </draw:frame>
        <draw:frame draw:style-name="gr45" draw:text-style-name="P16" draw:layer="layout" svg:width="24cm" svg:height="1.162cm" svg:x="2.25cm" svg:y="8.588cm">
          <draw:text-box>
            <text:p>Isto além dos dons que o homem moderno ganhou, como:</text:p>
          </draw:text-box>
        </draw:frame>
        <draw:frame draw:style-name="gr44" draw:text-style-name="P28" draw:layer="layout" svg:width="10cm" svg:height="1.826cm" svg:x="9.2cm" svg:y="10.549cm">
          <draw:text-box>
            <text:p><text:span text:style-name="T10">Onipresença</text:span></text:p>
          </draw:text-box>
        </draw:frame>
        <draw:frame draw:style-name="gr45" draw:text-style-name="P16" draw:layer="layout" svg:width="24cm" svg:height="1.162cm" svg:x="2.25cm" svg:y="12.488cm">
          <draw:text-box>
            <text:p>Sim, com o celular (carregado) somos encontrados em qualquer parte.</text:p>
          </draw:text-box>
        </draw:frame>
        <draw:frame draw:style-name="gr44" draw:text-style-name="P28" draw:layer="layout" svg:width="10cm" svg:height="1.826cm" svg:x="9.2cm" svg:y="13.95cm">
          <draw:text-box>
            <text:p><text:span text:style-name="T10">Onisciência</text:span></text:p>
          </draw:text-box>
        </draw:frame>
        <draw:frame draw:style-name="gr46" draw:text-style-name="P16" draw:layer="layout" svg:width="24cm" svg:height="3.806cm" svg:x="2.25cm" svg:y="15.889cm">
          <draw:text-box>
            <text:p>Sim, com a Internet sabemos dos fatos que estão acontecendo do outro lado do mundo em menos de um minuto.</text:p>
            <text:p/>
            <text:p>As câmeras de segurança nos fazem saber da verdade real dos fatos, quem foi mesmo o culpado por um ato, e quem estava mentindo.</text:p>
          </draw:text-box>
        </draw:frame>
      </draw:page>
      <draw:page draw:name="page30" draw:style-name="dp1" draw:master-page-name="Padrão">
        <draw:frame draw:style-name="gr34" draw:text-style-name="P14" draw:layer="layout" svg:width="25.25cm" svg:height="2.75cm" svg:x="2cm" svg:y="1.5cm">
          <draw:text-box>
            <text:p><text:span text:style-name="T5">Existe um mundo espiritual ? (2)</text:span></text:p>
          </draw:text-box>
        </draw:frame>
        <draw:frame draw:style-name="gr46" draw:text-style-name="P16" draw:layer="layout" svg:width="24cm" svg:height="3.806cm" svg:x="2.25cm" svg:y="4.287cm">
          <draw:text-box>
            <text:p>E não vai parar por aí não. A vigilância por câmeras, em todo o mundo, vai possibilitar a captura de qualquer pessoa que cometer crimes. Será a realização da onisciência das autoridades. O iníquo não terá onde se esconder.</text:p>
            <text:p/>
            <text:p>Já se fala em máquinas que poderão atingir a consciência.</text:p>
          </draw:text-box>
        </draw:frame>
      </draw:page>
      <draw:page draw:name="page31" draw:style-name="dp1" draw:master-page-name="Padrão">
        <draw:frame draw:style-name="gr43" draw:text-style-name="P16" draw:layer="layout" svg:width="24.159cm" svg:height="1.827cm" svg:x="0.741cm" svg:y="0.623cm">
          <draw:text-box>
            <text:p><text:span text:style-name="T5">A terra era sem forma e vazia</text:span></text:p>
          </draw:text-box>
        </draw:frame>
        <draw:frame draw:style-name="gr43" draw:text-style-name="P29" draw:layer="layout" svg:width="24.159cm" svg:height="1.827cm" svg:x="0.742cm" svg:y="2.324cm">
          <draw:text-box>
            <text:p><text:span text:style-name="T9">Assim era, pois a Terra não existia</text:span></text:p>
          </draw:text-box>
        </draw:frame>
        <draw:frame draw:style-name="gr47" draw:text-style-name="P30" draw:layer="layout" svg:width="27.658cm" svg:height="1.976cm" svg:x="1.042cm" svg:y="3.924cm">
          <draw:text-box>
            <text:p><text:span text:style-name="T8">E o Espírito de Deus pairava sobre as águas.</text:span></text:p>
          </draw:text-box>
        </draw:frame>
        <draw:frame draw:style-name="gr48" draw:text-style-name="P29" draw:layer="layout" svg:width="27.657cm" svg:height="4.976cm" svg:x="1.043cm" svg:y="5.625cm">
          <draw:text-box>
            <text:p><text:span text:style-name="T9">Antes que qualquer forma fosse criada, Deus estava só, sem forma e semelhante a nada. (Zohar: pg.82)</text:span></text:p>
          </draw:text-box>
        </draw:frame>
        <draw:frame draw:style-name="gr48" draw:text-style-name="P29" draw:layer="layout" svg:width="27.657cm" svg:height="4.976cm" svg:x="1.044cm" svg:y="10.825cm">
          <draw:text-box>
            <text:p><text:span text:style-name="T9">Nem atributo, nem IMAGEM, nem CORPO; assemelha-se mais às águas, sem forma e sem limites.(Zohar: pg.83)</text:span></text:p>
          </draw:text-box>
        </draw:frame>
        <draw:frame draw:style-name="gr49" draw:text-style-name="P30" draw:layer="layout" svg:width="27.658cm" svg:height="1.673cm" svg:x="1.042cm" svg:y="15.524cm">
          <draw:text-box>
            <text:p><text:span text:style-name="T8">A forma do ancião dos dias.</text:span></text:p>
          </draw:text-box>
        </draw:frame>
        <draw:frame draw:style-name="gr27" draw:text-style-name="P31" draw:layer="layout" svg:width="27.657cm" svg:height="3.095cm" svg:x="1.045cm" svg:y="16.925cm">
          <draw:text-box>
            <text:p><text:span text:style-name="T17">A reprodução que lhe é mais semelhante é a do homem.(Zohar: pg.83)</text:span></text:p>
          </draw:text-box>
        </draw:frame>
      </draw:page>
      <draw:page draw:name="page32" draw:style-name="dp1" draw:master-page-name="Padrão">
        <draw:frame draw:style-name="gr16" draw:text-style-name="P16" draw:layer="layout" svg:width="27.042cm" svg:height="8.25cm" svg:x="1.658cm" svg:y="5.55cm">
          <draw:text-box>
            <text:p><text:span text:style-name="T8">Olhar a matéria, no caso o corpo, sem imaginar que existe um espírito dentro dele é o mesmo que olhar um texto e só enxergar as letras, sem interpretar as palavras que elas estão mostrando.</text:span></text:p>
          </draw:text-box>
        </draw:frame>
        <draw:frame draw:style-name="gr43" draw:text-style-name="P16" draw:layer="layout" svg:width="14.385cm" svg:height="1.827cm" svg:x="6.365cm" svg:y="2.296cm">
          <draw:text-box>
            <text:p><text:span text:style-name="T9">CORPO e ESPÍRITO</text:span></text:p>
          </draw:text-box>
        </draw:frame>
      </draw:page>
      <draw:page draw:name="page33" draw:style-name="dp1" draw:master-page-name="Padrão">
        <draw:frame draw:style-name="gr16" draw:text-style-name="P16" draw:layer="layout" svg:width="27.042cm" svg:height="8.783cm" svg:x="1.658cm" svg:y="5.55cm">
          <draw:text-box>
            <text:p><text:span text:style-name="T8">Use bo princípio universal da oração que Jesus ensinou aos homens:</text:span></text:p>
            <text:p><text:span text:style-name="T8"/></text:p>
            <text:p><text:span text:style-name="T8">“</text:span><text:span text:style-name="T8">ASSIM NA TERRA COMO NO CÉU”</text:span></text:p>
            <text:p><text:span text:style-name="T8"/></text:p>
            <text:p><text:span text:style-name="T8">Com base nisto, o que vocês entendem ?</text:span></text:p>
          </draw:text-box>
        </draw:frame>
        <draw:frame draw:style-name="gr17" draw:text-style-name="P16" draw:layer="layout" svg:width="26.75cm" svg:height="3.401cm" svg:x="1.5cm" svg:y="2.296cm">
          <draw:text-box>
            <text:p><text:span text:style-name="T9">TODOS SERÃO IGUAIS NO CÉU ?</text:span></text:p>
          </draw:text-box>
        </draw:frame>
      </draw:page>
      <draw:page draw:name="page34" draw:style-name="dp1" draw:master-page-name="Padrão">
        <draw:frame draw:style-name="gr16" draw:text-style-name="P16" draw:layer="layout" svg:width="27.042cm" svg:height="15.893cm" svg:x="1.658cm" svg:y="4.15cm">
          <draw:text-box>
            <text:p><text:span text:style-name="T8">Uma vez que caiu, Satanás continua anjo a serviço de Deus. E para não destruí-lo de uma vez, e já que alguém teria que responder pelo Mal que entrou no mundo, pelo pecado de Eva e Adão, Deus o colocou como responsável pela administração do Mal.</text:span></text:p>
            <text:p><text:span text:style-name="T8"/></text:p>
            <text:p><text:span text:style-name="T8">Ou seja, fez coisa errada, teve que arcar com uma grande responsabilidade e ainda não vai receber nada por isso.</text:span></text:p>
          </draw:text-box>
        </draw:frame>
        <draw:frame draw:style-name="gr50" draw:text-style-name="P16" draw:layer="layout" svg:width="26.75cm" svg:height="2.454cm" svg:x="1.75cm" svg:y="2.296cm">
          <draw:text-box>
            <text:p><text:span text:style-name="T9">A SERVIÇO DE DEUS E SEM SALÁRI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74" draw:display-name="Gradient 274" draw:style="radial" draw:cx="50%" draw:cy="50%" draw:start-color="#b85c00" draw:end-color="#ff972f" draw:start-intensity="100%" draw:end-intensity="100%" draw:border="0%"/>
    <draw:gradient draw:name="Gradient_20_275" draw:display-name="Gradient 275" draw:style="radial" draw:cx="66%" draw:cy="33%" draw:start-color="#f10d0c" draw:end-color="#ffff00" draw:start-intensity="100%" draw:end-intensity="100%" draw:border="33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1T18:08:27.713000000</meta:creation-date>
    <dc:date>2022-10-01T12:08:27.157000000</dc:date>
    <meta:editing-duration>P2DT8H16M2S</meta:editing-duration>
    <meta:editing-cycles>64</meta:editing-cycles>
    <meta:generator>LibreOffice/7.3.2.2$Windows_X86_64 LibreOffice_project/49f2b1bff42cfccbd8f788c8dc32c1c309559be0</meta:generator>
    <meta:document-statistic meta:object-count="117"/>
  </office:meta>
</office:document-meta>
</file>